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fea" officeooo:paragraph-rsid="001b4fea"/>
    </style:style>
    <style:style style:name="P2" style:family="paragraph" style:parent-style-name="Standard">
      <style:text-properties fo:font-weight="bold" officeooo:rsid="001b4fea" officeooo:paragraph-rsid="001b4fea" style:font-weight-asian="bold" style:font-weight-complex="bold"/>
    </style:style>
    <style:style style:name="P3" style:family="paragraph" style:parent-style-name="Standard">
      <style:text-properties fo:font-style="italic" fo:font-weight="normal" officeooo:rsid="001b4fea" officeooo:paragraph-rsid="001b4fea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none" fo:font-weight="normal" officeooo:rsid="001b4fea" officeooo:paragraph-rsid="001b4fea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none" fo:font-weight="normal" officeooo:rsid="001b4fea" officeooo:paragraph-rsid="0025bd7f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text-underline-style="none" fo:font-weight="normal" officeooo:rsid="001b4fea" officeooo:paragraph-rsid="002625fa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style:text-underline-style="none" fo:font-weight="normal" officeooo:rsid="001c4a18" officeooo:paragraph-rsid="002625f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style:text-underline-style="none" fo:font-weight="normal" officeooo:rsid="001ddc4b" officeooo:paragraph-rsid="001ddc4b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style:text-underline-style="none" fo:font-weight="normal" officeooo:rsid="001ed6bc" officeooo:paragraph-rsid="002625fa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style:text-underline-style="none" fo:font-weight="normal" officeooo:rsid="0020220c" officeooo:paragraph-rsid="002625fa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style:text-underline-style="none" fo:font-weight="normal" officeooo:rsid="0020b82a" officeooo:paragraph-rsid="002625fa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style:text-underline-style="none" fo:font-weight="normal" officeooo:rsid="0020f7e1" officeooo:paragraph-rsid="0025bd7f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style:text-underline-style="none" fo:font-weight="normal" officeooo:rsid="0020f7e1" officeooo:paragraph-rsid="002625fa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style:text-underline-style="none" fo:font-weight="normal" officeooo:rsid="0022998a" officeooo:paragraph-rsid="002625fa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style:text-underline-style="none" fo:font-weight="normal" officeooo:rsid="00238a7c" officeooo:paragraph-rsid="002625fa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style:text-underline-style="none" fo:font-weight="normal" officeooo:rsid="0023cd3f" officeooo:paragraph-rsid="002625fa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style:text-underline-style="none" fo:font-weight="normal" officeooo:rsid="0024a565" officeooo:paragraph-rsid="002625fa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none" fo:font-weight="normal" officeooo:rsid="0025bd7f" officeooo:paragraph-rsid="0025bd7f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style:text-underline-style="none" fo:font-weight="normal" officeooo:rsid="0025bd7f" officeooo:paragraph-rsid="002625fa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style:text-underline-style="solid" style:text-underline-width="auto" style:text-underline-color="font-color" fo:font-weight="normal" officeooo:rsid="001b4fea" officeooo:paragraph-rsid="001b4fea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normal" fo:font-weight="normal" officeooo:rsid="001b4fea" officeooo:paragraph-rsid="001b4fe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0b82a" officeooo:paragraph-rsid="002625f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25bd7f" officeooo:paragraph-rsid="002625f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25bd7f" officeooo:paragraph-rsid="0024a56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25bd7f" officeooo:paragraph-rsid="0025bd7f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238a7c" officeooo:paragraph-rsid="002625fa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22998a" officeooo:paragraph-rsid="002625fa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20f7e1" officeooo:paragraph-rsid="0025bd7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20f7e1" officeooo:paragraph-rsid="002625fa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1b4fea" officeooo:paragraph-rsid="0025bd7f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1b4fea" officeooo:paragraph-rsid="002625fa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23cd3f" officeooo:paragraph-rsid="002625f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23cd3f" officeooo:paragraph-rsid="0023cd3f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1c4a18" officeooo:paragraph-rsid="001b4fe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1c4a18" officeooo:paragraph-rsid="001c4a18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20220c" officeooo:paragraph-rsid="002625fa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24a565" officeooo:paragraph-rsid="002625fa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c4a18" style:font-style-asian="normal" style:font-style-complex="normal"/>
    </style:style>
    <style:style style:name="T3" style:family="text">
      <style:text-properties fo:font-style="normal" officeooo:rsid="00222db3" style:font-style-asian="normal" style:font-style-complex="normal"/>
    </style:style>
    <style:style style:name="T4" style:family="text">
      <style:text-properties fo:font-style="normal" officeooo:rsid="0025bd7f" style:font-style-asian="normal" style:font-style-complex="normal"/>
    </style:style>
    <style:style style:name="T5" style:family="text">
      <style:text-properties fo:font-style="normal" officeooo:rsid="0025d55d" style:font-style-asian="normal" style:font-style-complex="normal"/>
    </style:style>
    <style:style style:name="T6" style:family="text">
      <style:text-properties fo:font-style="normal" officeooo:rsid="00268dcc" style:font-style-asian="normal" style:font-style-complex="normal"/>
    </style:style>
    <style:style style:name="T7" style:family="text">
      <style:text-properties style:text-position="super 58%" fo:font-style="normal" style:font-style-asian="normal" style:font-style-complex="normal"/>
    </style:style>
    <style:style style:name="T8" style:family="text">
      <style:text-properties officeooo:rsid="0025bd7f"/>
    </style:style>
    <style:style style:name="T9" style:family="text">
      <style:text-properties officeooo:rsid="002625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tions of Categories</text:p>
      <text:p text:style-name="P1"/>
      <text:p text:style-name="P1">The following lists definitions used to create the applied categories in the NER and dictionary methods applied. <text:span text:style-name="T9">Currently, there are no cultures covering Australia and New Zeland.</text:span></text:p>
      <text:p text:style-name="P1"/>
      <text:p text:style-name="P20">Cultures</text:p>
      <text:p text:style-name="P3"/>
      <text:p text:style-name="P21">This list of definitions is used for ancient and more recent cultures assessed.</text:p>
      <text:p text:style-name="P21"/>
      <text:p text:style-name="P11">Africa<text:span text:style-name="T1">: <text:s/>Mostly sub-Saharan African cultures that includes ancient and more recent cultures.</text:span></text:p>
      <text:p text:style-name="P22"/>
      <text:p text:style-name="P19">America<text:span text:style-name="T1">: Cultures from the Americas that include North and South America and those that are pre- and post-Columbian. </text:span></text:p>
      <text:p text:style-name="P23"/>
      <text:p text:style-name="P19">Bronze Age<text:span text:style-name="T1">: Cultures that have a designated overlap with the Bronze Age, including prehistoric and those that are historic period cultures.</text:span></text:p>
      <text:p text:style-name="P23"/>
      <text:p text:style-name="P15">Buddhist<text:span text:style-name="T1">: Cultures specified as Buddhist.</text:span></text:p>
      <text:p text:style-name="P26"/>
      <text:p text:style-name="P14">Cambodian<text:span text:style-name="T1">: Related cultures from within and near modern day Cambodia, including Thai, Khmer, and related cultures. </text:span></text:p>
      <text:p text:style-name="P27"/>
      <text:p text:style-name="P12">Celtic<text:span text:style-name="T1">: Cultures mainly as identified as Celtic.</text:span></text:p>
      <text:p text:style-name="P28"/>
      <text:p text:style-name="P18">Central Asia<text:span text:style-name="T1">: This mainly includes cultures that overlapped various period and were found in Central Asia, such as Scythians. </text:span></text:p>
      <text:p text:style-name="P30"/>
      <text:p text:style-name="P16">China<text:span text:style-name="T1">: Cultures from China and Chinese dynasties such as Ming.</text:span></text:p>
      <text:p text:style-name="P32"/>
      <text:p text:style-name="P5">Egyptian<text:span text:style-name="T1">: Related to ancient, mostly Pharaonic, Egypt but also Ptolemaic Egypt.</text:span></text:p>
      <text:p text:style-name="P30"/>
      <text:p text:style-name="P11">European<text:span text:style-name="T1">: Mostly relating to late Medieval or later European cultures, including Renaissance and Baroque period cultures. </text:span></text:p>
      <text:p text:style-name="P22"/>
      <text:p text:style-name="P7">Greek<text:span text:style-name="T1">: Cultures related to ancient Greece but also including Thracian, Cypriot, and nearby Eastern Mediterranean cultures </text:span><text:span text:style-name="T4">that used the Greek language </text:span><text:span text:style-name="T5">(e.g., Byzantines)</text:span><text:span text:style-name="T4">. </text:span></text:p>
      <text:p text:style-name="P23"/>
      <text:p text:style-name="P9"><text:span text:style-name="T8">India</text:span><text:span text:style-name="T4">: <text:s/>Cultures affiliated with the Indian subcontinent, including the ancient Indus and other later kingdoms and states. </text:span></text:p>
      <text:p text:style-name="P23"/>
      <text:p text:style-name="P19">Iron Age<text:span text:style-name="T1">: Cultures that have a designated overlap with the Iron Age, including prehistoric and those that are historic period cultures. </text:span></text:p>
      <text:p text:style-name="P23"/>
      <text:p text:style-name="P4">Islamic<text:span text:style-name="T1">: A term covering a wide array of cultures </text:span><text:span text:style-name="T2">that identify religious affiliation to Islam. </text:span><text:span text:style-name="T1">This can include cultures spanning Western, Southern, and eastern Asia. It can also include North Africa and parts of Europe. </text:span></text:p>
      <text:p text:style-name="P34"/>
      <text:p text:style-name="P16">Japan<text:span text:style-name="T1">: Cultures from ancient and more recent Japan.</text:span></text:p>
      <text:p text:style-name="P32"/>
      <text:p text:style-name="P10">Medieval<text:span text:style-name="T1">: Cultures that are described as occurring during mostly the early Medieval and mainly European cultures, although it can include Eurasia. </text:span></text:p>
      <text:p text:style-name="P36"/>
      <text:p text:style-name="P14"><text:soft-page-break/>Mongul<text:span text:style-name="T1">: Mongul including north and east Asian cultures.</text:span></text:p>
      <text:p text:style-name="P27"/>
      <text:p text:style-name="P14">Near East<text:span text:style-name="T1">: Cultures of the ancient and more recent Near East, which are not specified as Islamic.</text:span></text:p>
      <text:p text:style-name="P27"/>
      <text:p text:style-name="P17">Pre-Historic<text:span text:style-name="T1">: Cultures associated with pre-history, including Neolithic, Mesolithic, Chalcolithic cultures. </text:span><text:span text:style-name="T6">This includes cultures in different continents. </text:span></text:p>
      <text:p text:style-name="P37"/>
      <text:p text:style-name="P6">Roman<text:span text:style-name="T1">: Mostly related to Roman culture, but can include related cultures such as Etruscan and others in Italy during the late 1</text:span><text:span text:style-name="T7">st</text:span><text:span text:style-name="T1"> millennium BCE and early 1</text:span><text:span text:style-name="T7">st</text:span><text:span text:style-name="T1"> millennium CE.</text:span></text:p>
      <text:p text:style-name="P31"/>
      <text:p text:style-name="P13">Russian<text:span text:style-name="T1">: Cultures in what is today Russia and surrounding states, including </text:span><text:span text:style-name="T3">the </text:span><text:span text:style-name="T1">Rus. </text:span></text:p>
      <text:p text:style-name="P29"/>
      <text:p text:style-name="P8">Viking<text:span text:style-name="T1">: A term covering those cultures mostly associated with the Vikings (Norse and Danes) and related northern European cultures. </text:span></text:p>
      <text:p text:style-name="P24"/>
      <text:p text:style-name="P25"/>
      <text:p text:style-name="P25"/>
      <text:p text:style-name="P25"/>
      <text:p text:style-name="P33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6:54:31.371402178</meta:creation-date>
    <dc:date>2019-04-29T18:51:26.767942676</dc:date>
    <meta:editing-duration>PT1H56M45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406" meta:character-count="2781" meta:non-whitespace-character-count="2387"/>
  </office:meta>
</office:document-meta>
</file>